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c5fa"/>
    </style:style>
    <style:style style:name="P2" style:family="paragraph" style:parent-style-name="Standard">
      <style:text-properties officeooo:rsid="00166ac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2pt" officeooo:paragraph-rsid="0013c5fa" style:font-size-asian="12pt" style:font-size-complex="12pt"/>
    </style:style>
    <style:style style:name="P5" style:family="paragraph" style:parent-style-name="Standard">
      <style:text-properties fo:font-size="10pt" fo:font-style="italic" officeooo:paragraph-rsid="0013c5fa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.3cm" fo:margin-bottom="0.3cm" loext:contextual-spacing="false"/>
      <style:text-properties fo:font-style="italic" officeooo:paragraph-rsid="0013c5fa" style:font-style-asian="italic" style:font-style-complex="italic"/>
    </style:style>
    <style:style style:name="P9" style:family="paragraph" style:parent-style-name="Standard">
      <style:paragraph-properties fo:margin-top="0.3cm" fo:margin-bottom="0.3cm" loext:contextual-spacing="false"/>
      <style:text-properties fo:font-style="italic" fo:font-weight="bold" officeooo:paragraph-rsid="0013c5fa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top="0.499cm" fo:margin-bottom="0cm" loext:contextual-spacing="false"/>
      <style:text-properties fo:font-size="13pt" officeooo:paragraph-rsid="0013c5fa" style:font-size-asian="13pt" style:font-size-complex="13pt"/>
    </style:style>
    <style:style style:name="P11" style:family="paragraph" style:parent-style-name="Standard">
      <style:paragraph-properties fo:margin-top="0.101cm" fo:margin-bottom="0.4cm" loext:contextual-spacing="false"/>
      <style:text-properties fo:font-weight="bold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1.799cm" fo:margin-right="0cm" fo:margin-top="0.4cm" fo:margin-bottom="0cm" loext:contextual-spacing="false" fo:line-height="115%" fo:text-align="justify" style:justify-single-word="false" fo:text-indent="-1.799cm" style:auto-text-indent="false" style:page-number="auto" fo:background-color="transparent"/>
      <style:text-properties fo:font-size="14pt" officeooo:paragraph-rsid="00166ac6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fo:font-size="10pt" fo:font-style="italic" officeooo:paragraph-rsid="0013c5fa" style:font-size-asian="10pt" style:font-style-asian="italic" style:font-size-complex="10pt" style:font-style-complex="italic"/>
    </style:style>
    <style:style style:name="P14" style:family="paragraph" style:parent-style-name="Header">
      <style:paragraph-properties fo:text-align="center" style:justify-single-word="false"/>
      <style:text-properties fo:font-weight="bold" officeooo:rsid="00166b0b" officeooo:paragraph-rsid="00166b0b" style:font-weight-asian="bold" style:font-weight-complex="bold"/>
    </style:style>
    <style:style style:name="P15" style:family="paragraph" style:parent-style-name="wypunktowanie_20_w_20_kolumnach" style:list-style-name="wypunktowanie_20_w_20_kolumnach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emat: </text:span>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P10"><text:span text:style-name="T1">Czesław Miłosz (1911-2004)</text:span></text:p>
        <text:p text:style-name="P8"><text:span text:style-name="T1">Który skrzywdziłeś</text:span></text:p>
        <text:p text:style-name="P4">Który skrzywdziłeś człowieka prostego</text:p>
        <text:p text:style-name="P4">Śmiechem nad krzywdą jego wybuchając,</text:p>
        <text:p text:style-name="P4">Gromadę błaznów koło siebie mając</text:p>
        <text:p text:style-name="P4">Na pomieszanie dobrego i złego,</text:p>
        <text:p text:style-name="P4">Choćby przed tobą wszyscy się skłonili</text:p>
        <text:p text:style-name="P4">Cnotę i mądrość tobie przypisując,</text:p>
        <text:p text:style-name="P4">Złote medale na twoją cześć kując,</text:p>
        <text:p text:style-name="P4">Radzi że jeszcze jeden dzień przeżyli,</text:p>
        <text:p text:style-name="P4"/>
        <text:p text:style-name="P4">Nie bądź bezpieczny. Poeta pamięta</text:p>
        <text:p text:style-name="P4">Możesz go zabić - narodzi się nowy.</text:p>
        <text:p text:style-name="P4">Spisane będą czyny i rozmowy.</text:p>
        <text:p text:style-name="P4"/>
        <text:p text:style-name="P4">Lepszy dla ciebie byłby świt zimowy</text:p>
        <text:p text:style-name="P4">I sznur i gałąź pod ciężarem zgięta.</text:p>
        <text:p text:style-name="P1"/>
        <text:p text:style-name="P13">Washington D.C., 1950 (Światło dzienne, 1953)</text:p>
        <text:p text:style-name="P10"><text:span text:style-name="T1">Ernest Bryll (ur. 1935)</text:span></text:p>
        <text:p text:style-name="P9">Ten, który…</text:p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5">Zwierzątko, 1975</text:p>
      </text:section>
      <text:p text:style-name="P11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Miłosz, <text:span text:style-name="T2">Który skrzywdziłeś</text:span></text:p>
          </table:table-cell>
          <table:table-cell table:style-name="Tabela1.B1" office:value-type="string">
            <text:p text:style-name="P7"><text:span text:style-name="T3">Bryll,</text:span> Ten, który…</text:p>
          </table:table-cell>
        </table:table-row>
        <table:table-row>
          <table:table-cell table:style-name="Tabela1.A2" table:number-columns-spanned="2" office:value-type="string">
            <text:p text:style-name="P3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1280439981" text:style-name="wypunktowanie_20_w_20_kolumnach">
              <text:list-item>
                <text:p text:style-name="P15">pewny własnej wartości roli poeta;</text:p>
              </text:list-item>
              <text:list-item>
                <text:p text:style-name="P15">obserwator i krytyk piętnujący zło;</text:p>
              </text:list-item>
              <text:list-item>
                <text:p text:style-name="P15">osoba zaangażowana;</text:p>
              </text:list-item>
            </text:list>
          </table:table-cell>
          <table:table-cell table:style-name="Tabela1.B3" office:value-type="string">
            <text:list xml:id="list1070897632" text:style-name="wypunktowanie_20_w_20_kolumnach">
              <text:list-item>
                <text:p text:style-name="P15">racjonalista odrzucający idealizowanie rzeczywistości;<text:line-break/>ironiczny, sarkastyczny krytyk;</text:p>
              </text:list-item>
              <text:list-item>
                <text:p text:style-name="P15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Adresat liryczny</text:p>
          </table:table-cell>
          <table:covered-table-cell/>
        </table:table-row>
        <table:table-row>
          <table:table-cell table:style-name="Tabela1.A7" office:value-type="string">
            <text:list xml:id="list103316625978331" text:continue-numbering="true" text:style-name="wypunktowanie_20_w_20_kolumnach">
              <text:list-item>
                <text:p text:style-name="P15">człowiek lekceważący człowieka i normy moralne;</text:p>
              </text:list-item>
              <text:list-item>
                <text:p text:style-name="P15">tyran, zadufany w sobie, pyszny i dumny władca;</text:p>
              </text:list-item>
            </text:list>
          </table:table-cell>
          <table:table-cell table:style-name="Tabela1.B7" office:value-type="string">
            <text:list xml:id="list103316908717863" text:continue-numbering="true" text:style-name="wypunktowanie_20_w_20_kolumnach">
              <text:list-item>
                <text:p text:style-name="P15">retoryczne "my", czyli "wy" - podm. zdystansowany!</text:p>
              </text:list-item>
              <text:list-item>
                <text:p text:style-name="P15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list xml:id="list103318306387316" text:continue-numbering="true" text:style-name="wypunktowanie_20_w_20_kolumnach">
              <text:list-item>
                <text:p text:style-name="P15">Władca i społeczeństwo</text:p>
              </text:list-item>
            </text:list>
          </table:table-cell>
          <table:covered-table-cell/>
        </table:table-row>
        <table:table-row>
          <table:table-cell table:style-name="Tabela1.A7" office:value-type="string">
            <text:list xml:id="list103317725636150" text:continue-numbering="true" text:style-name="wypunktowanie_20_w_20_kolumnach">
              <text:list-item>
                <text:p text:style-name="P15">spersonalizowany (2 os. lp.) - wzmocnienie groźby;</text:p>
              </text:list-item>
              <text:list-item>
                <text:p text:style-name="P15">strachem podporządkowuje sobie innych;</text:p>
              </text:list-item>
              <text:list-item>
                <text:p text:style-name="P15">poddańczo wychwalany i idealizowany;</text:p>
              </text:list-item>
            </text:list>
          </table:table-cell>
          <table:table-cell table:style-name="Tabela1.B7" office:value-type="string">
            <text:list xml:id="list103317612913484" text:continue-numbering="true" text:style-name="wypunktowanie_20_w_20_kolumnach">
              <text:list-item>
                <text:p text:style-name="P15">uprzedmiotowiony (3 os.) - niedosięgły; cyniczny i szyderczy manipulator; gardzi człowiekiem i prawdą;</text:p>
              </text:list-item>
              <text:list-item>
                <text:p text:style-name="P15">żąda poklasku, w praktyce triumfuje; pociąga za sobą ludzi (atrakcyjność zła)</text:p>
              </text:list-item>
            </text:list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ypunktowanie_20_w_20_kolumnach" style:display-name="wypunktowanie w kolumnach" style:family="paragraph" style:parent-style-name="Standard" style:master-page-name="">
      <style:paragraph-properties fo:margin-top="0cm" fo:margin-bottom="0cm" loext:contextual-spacing="false" fo:line-height="115%" style:page-number="auto" style:writing-mode="page"/>
      <style:text-properties fo:font-size="12pt" style:font-size-asian="13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ypunktowanie_20_w_20_kolumnach" style:display-name="wypunktowanie w kolumnach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66b0b" officeooo:paragraph-rsid="00166b0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2.581449864</meta:creation-date>
    <dc:date>2017-10-30T10:29:27.910046961</dc:date>
    <meta:editing-duration>PT8M43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2" meta:paragraph-count="55" meta:word-count="328" meta:character-count="2210" meta:non-whitespace-character-count="1952"/>
  </office:meta>
</office:document-meta>
</file>